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10bb2" officeooo:paragraph-rsid="00110bb2" style:font-name-complex="IRMitr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299925" officeooo:paragraph-rsid="00299925" style:font-name-complex="IRMitr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2b05be" officeooo:paragraph-rsid="002b05be" style:font-name-complex="IRMitra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2c11fd" officeooo:paragraph-rsid="002c11fd" style:font-name-complex="IRMitra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2dc4f9" officeooo:paragraph-rsid="002dc4f9" style:font-name-complex="IRMitra"/>
    </style:style>
    <style:style style:name="T1" style:family="text">
      <style:text-properties officeooo:rsid="002aa7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۱ – طراحی آرم مسابقه</text:p>
      <text:p text:style-name="P2">۲ – طراحی پوستر ( پوسترهای مسابقه)</text:p>
      <text:p text:style-name="P2">- شاید بد نباشد که برای هر یک رشته‌های مسابقه یک پوستر اختصاصی طراحی شود.</text:p>
      <text:p text:style-name="P2">۳ – تعیین کمیته‌های اصلی و فرعی مسابقه</text:p>
      <text:p text:style-name="P2">- کمیته سیاستگذاری</text:p>
      <text:p text:style-name="P2">- کمیته علمی</text:p>
      <text:p text:style-name="P2">-- <text:span text:style-name="T1">تشکیل گروه‌های علمی</text:span></text:p>
      <text:p text:style-name="P2">- کمیته تبلیغات و اطلاع‌رسانی</text:p>
      <text:p text:style-name="P2">-- اطلاع‌رسانی درست به دانشجویان </text:p>
      <text:p text:style-name="P2">- کمیته جذب کمک مالی</text:p>
      <text:p text:style-name="P2">۴ – تشکیل ستادهای استانی</text:p>
      <text:p text:style-name="P2">۵ – برنامه زمان<text:span text:style-name="T1">ی</text:span></text:p>
      <text:p text:style-name="P2">۶ – سفر به نجف‌آباد</text:p>
      <text:p text:style-name="P3">۷ – نامه پاسخگویی به همراه احکام شورای سیاستگذاری و وظایف آن</text:p>
      <text:p text:style-name="P3">۸ – تعیین نام نهایی ( توانا کاپ یا دانا کاپ)</text:p>
      <text:p text:style-name="P3">۹ – رابطین استانی ( روسای باشگاه‌ها)</text:p>
      <text:p text:style-name="P4">۱۰ – برنامه اجرایی پیشنهادی روز یا روزهای مسابقه</text:p>
      <text:p text:style-name="P4">۱۱ – جلسه مجازی</text:p>
      <text:p text:style-name="P4">۱۲ – برنامه سفر به نجف‌آباد</text:p>
      <text:p text:style-name="P5"/>
      <text:p text:style-name="P5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3:46:27.269290886</meta:creation-date>
    <meta:generator>LibreOffice/7.3.7.2$Linux_X86_64 LibreOffice_project/30$Build-2</meta:generator>
    <dc:date>2025-01-20T14:20:50.647138692</dc:date>
    <meta:editing-duration>PT14H8M38S</meta:editing-duration>
    <meta:editing-cycles>11</meta:editing-cycles>
    <meta:document-statistic meta:table-count="0" meta:image-count="0" meta:object-count="0" meta:page-count="1" meta:paragraph-count="20" meta:word-count="113" meta:character-count="591" meta:non-whitespace-character-count="485"/>
  </office:meta>
</office:document-meta>
</file>